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0000001CCF9D280F3BCDFA3B5.png" manifest:media-type="image/png"/>
  <manifest:file-entry manifest:full-path="Pictures/10000001000003C700000257813A20E70BCB7B2B.png" manifest:media-type="image/png"/>
  <manifest:file-entry manifest:full-path="Pictures/100000010000036A000001BDD95D53755DC7BF76.png" manifest:media-type="image/png"/>
  <manifest:file-entry manifest:full-path="Pictures/10000001000003B50000016AE49AC54BAC31312F.png" manifest:media-type="image/png"/>
  <manifest:file-entry manifest:full-path="Pictures/10000001000005300000023186D5B1EFC93A433D.png" manifest:media-type="image/png"/>
  <manifest:file-entry manifest:full-path="Pictures/100000010000037D00000215190C155E5D9E1A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0111" officeooo:paragraph-rsid="0004011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0111" officeooo:paragraph-rsid="0007053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a5c7a" officeooo:paragraph-rsid="000a5c7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a5c7a" officeooo:paragraph-rsid="000b86e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a5c7a" officeooo:paragraph-rsid="000d613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b86e6" officeooo:paragraph-rsid="000b86e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40111" officeooo:paragraph-rsid="00040111" fo:background-color="#ffff00" style:font-size-asian="14pt" style:font-weight-asian="bold" style:font-size-complex="16pt" style:font-weight-complex="bold"/>
    </style:style>
    <style:style style:name="T1" style:family="text">
      <style:text-properties officeooo:rsid="00070532"/>
    </style:style>
    <style:style style:name="T2" style:family="text">
      <style:text-properties officeooo:rsid="0007d774"/>
    </style:style>
    <style:style style:name="T3" style:family="text">
      <style:text-properties officeooo:rsid="000d61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ASSIGNMENT – 5</text:p>
      <text:p text:style-name="P1"/>
      <text:p text:style-name="P2">1)<draw:frame draw:style-name="fr1" draw:name="Image1" text:anchor-type="char" svg:x="-0.132cm" svg:y="1.667cm" svg:width="17.233cm" svg:height="10.146cm" draw:z-index="0"><draw:image xlink:href="Pictures/100000010000037D00000215190C155E5D9E1A27.png" xlink:type="simple" xlink:show="embed" xlink:actuate="onLoad" draw:mime-type="image/png"/></draw:frame></text:p>
      <text:p text:style-name="P2"/>
      <text:p text:style-name="P2"/>
      <text:p text:style-name="P2"/>
      <text:p text:style-name="P2"><text:span text:style-name="T1">2)</text:span></text:p>
      <text:p text:style-name="P2"><text:s/><draw:frame draw:style-name="fr1" draw:name="Image2" text:anchor-type="char" svg:x="0.291cm" svg:y="1.349cm" svg:width="17cm" svg:height="7.049cm" draw:z-index="1"><draw:image xlink:href="Pictures/10000001000003B50000016AE49AC54BAC31312F.png" xlink:type="simple" xlink:show="embed" xlink:actuate="onLoad" draw:mime-type="image/png"/></draw:frame><text:s text:c="127"/></text:p>
      <text:p text:style-name="P2"/>
      <text:p text:style-name="P2"/>
      <text:p text:style-name="P2"/>
      <text:p text:style-name="P2"/>
      <text:p text:style-name="P3"><text:soft-page-break/>3)</text:p>
      <text:p text:style-name="P3"><text:s/></text:p>
      <text:p text:style-name="P3"/>
      <text:p text:style-name="P3"><draw:frame draw:style-name="fr3" draw:name="Image3" text:anchor-type="char" svg:width="16.041cm" svg:height="8.655cm" draw:z-index="2"><draw:image xlink:href="Pictures/100000010000036A000001BDD95D53755DC7BF76.png" xlink:type="simple" xlink:show="embed" xlink:actuate="onLoad" draw:mime-type="image/png"/></draw:frame><text:s text:c="130"/></text:p>
      <text:p text:style-name="P3"/>
      <text:p text:style-name="P3">4)</text:p>
      <text:p text:style-name="P3"/>
      <text:p text:style-name="P4"><text:s text:c="3"/><draw:frame draw:style-name="fr3" draw:name="Image4" text:anchor-type="char" svg:width="16.2cm" svg:height="10.947cm" draw:z-index="3"><draw:image xlink:href="Pictures/10000001000003C700000257813A20E70BCB7B2B.png" xlink:type="simple" xlink:show="embed" xlink:actuate="onLoad" draw:mime-type="image/png"/></draw:frame><text:s text:c="229"/></text:p>
      <text:p text:style-name="P4"/>
      <text:p text:style-name="P4"><text:soft-page-break/></text:p>
      <text:p text:style-name="P6">5)</text:p>
      <text:p text:style-name="P6"/>
      <text:p text:style-name="P6"><text:s text:c="2"/><draw:frame draw:style-name="fr2" draw:name="Image5" text:anchor-type="char" svg:width="16.836cm" svg:height="8.595cm" draw:z-index="4"><draw:image xlink:href="Pictures/10000001000005300000023186D5B1EFC93A433D.png" xlink:type="simple" xlink:show="embed" xlink:actuate="onLoad" draw:mime-type="image/png"/></draw:frame></text:p>
      <text:p text:style-name="P5"><text:s text:c="120"/></text:p>
      <text:p text:style-name="P5"><text:span text:style-name="T3">6)</text:span></text:p>
      <text:p text:style-name="P5"/>
      <text:p text:style-name="P5"><text:s text:c="12"/><draw:frame draw:style-name="fr1" draw:name="Image6" text:anchor-type="char" svg:x="0.506cm" svg:y="0.741cm" svg:width="15.99cm" svg:height="7.186cm" draw:z-index="5"><draw:image xlink:href="Pictures/1000000100000440000001CCF9D280F3BCDFA3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12:09.132517352</meta:creation-date>
    <dc:date>2024-03-09T14:57:53.894720174</dc:date>
    <meta:editing-duration>PT42M17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14" meta:word-count="9" meta:character-count="655" meta:non-whitespace-character-count="27"/>
  </office:meta>
</office:document-meta>
</file>